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weight="bold" officeooo:rsid="00588c70" officeooo:paragraph-rsid="00588c70" style:font-weight-asian="bold" style:font-weight-complex="bold"/>
    </style:style>
    <style:style style:name="P27" style:family="paragraph" style:parent-style-name="Standard">
      <style:text-properties fo:font-weight="bold" officeooo:rsid="005c1ac5" officeooo:paragraph-rsid="005c1ac5" style:font-weight-asian="bold" style:font-weight-complex="bold"/>
    </style:style>
    <style:style style:name="P28" style:family="paragraph" style:parent-style-name="Standard">
      <style:text-properties fo:font-weight="bold" officeooo:rsid="005f0393" officeooo:paragraph-rsid="005f0393" style:font-weight-asian="bold" style:font-weight-complex="bold"/>
    </style:style>
    <style:style style:name="P29" style:family="paragraph" style:parent-style-name="Standard">
      <style:text-properties fo:font-weight="bold" officeooo:rsid="00609497" officeooo:paragraph-rsid="00609497" style:font-weight-asian="bold" style:font-weight-complex="bold"/>
    </style:style>
    <style:style style:name="P30" style:family="paragraph" style:parent-style-name="Standard">
      <style:text-properties fo:font-weight="bold" officeooo:rsid="00609497" officeooo:paragraph-rsid="005f0393" style:font-weight-asian="bold" style:font-weight-complex="bold"/>
    </style:style>
    <style:style style:name="P31" style:family="paragraph" style:parent-style-name="Standard">
      <style:text-properties fo:font-weight="bold" officeooo:rsid="00671991" officeooo:paragraph-rsid="00671991" style:font-weight-asian="bold" style:font-weight-complex="bold"/>
    </style:style>
    <style:style style:name="P32"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33" style:family="paragraph" style:parent-style-name="Standard">
      <style:text-properties fo:font-weight="normal" officeooo:rsid="0013dda9" officeooo:paragraph-rsid="0013dda9" style:font-weight-asian="normal" style:font-weight-complex="normal"/>
    </style:style>
    <style:style style:name="P34" style:family="paragraph" style:parent-style-name="Standard">
      <style:text-properties fo:font-weight="normal" officeooo:rsid="0017e0ba" officeooo:paragraph-rsid="0017e0ba" style:font-weight-asian="normal" style:font-weight-complex="normal"/>
    </style:style>
    <style:style style:name="P35" style:family="paragraph" style:parent-style-name="Standard">
      <style:text-properties fo:font-weight="normal" officeooo:rsid="001e6207" officeooo:paragraph-rsid="001e6207" style:font-weight-asian="normal" style:font-weight-complex="normal"/>
    </style:style>
    <style:style style:name="P36" style:family="paragraph" style:parent-style-name="Standard">
      <style:text-properties fo:font-weight="normal" officeooo:rsid="0022e508" officeooo:paragraph-rsid="0022e508" style:font-weight-asian="normal" style:font-weight-complex="normal"/>
    </style:style>
    <style:style style:name="P37" style:family="paragraph" style:parent-style-name="Standard">
      <style:text-properties fo:font-weight="normal" officeooo:rsid="0024296d" officeooo:paragraph-rsid="0024296d" style:font-weight-asian="normal" style:font-weight-complex="normal"/>
    </style:style>
    <style:style style:name="P38" style:family="paragraph" style:parent-style-name="Standard">
      <style:text-properties fo:font-weight="normal" officeooo:rsid="0028efa7" officeooo:paragraph-rsid="0028efa7" style:font-weight-asian="normal" style:font-weight-complex="normal"/>
    </style:style>
    <style:style style:name="P39" style:family="paragraph" style:parent-style-name="Standard">
      <style:text-properties fo:font-weight="normal" officeooo:rsid="0028f0b0" officeooo:paragraph-rsid="0028f0b0" style:font-weight-asian="normal" style:font-weight-complex="normal"/>
    </style:style>
    <style:style style:name="P40" style:family="paragraph" style:parent-style-name="Standard">
      <style:text-properties fo:font-weight="normal" officeooo:rsid="002a4263" officeooo:paragraph-rsid="002a4263" style:font-weight-asian="normal" style:font-weight-complex="normal"/>
    </style:style>
    <style:style style:name="P41" style:family="paragraph" style:parent-style-name="Standard">
      <style:text-properties fo:font-weight="normal" officeooo:rsid="002ceda6" officeooo:paragraph-rsid="002ceda6" style:font-weight-asian="normal" style:font-weight-complex="normal"/>
    </style:style>
    <style:style style:name="P42" style:family="paragraph" style:parent-style-name="Standard">
      <style:text-properties fo:font-weight="normal" officeooo:rsid="002ceda6" officeooo:paragraph-rsid="002d62c4" style:font-weight-asian="normal" style:font-weight-complex="normal"/>
    </style:style>
    <style:style style:name="P43" style:family="paragraph" style:parent-style-name="Standard">
      <style:text-properties fo:font-weight="normal" officeooo:rsid="002d62c4" officeooo:paragraph-rsid="002d62c4" style:font-weight-asian="normal" style:font-weight-complex="normal"/>
    </style:style>
    <style:style style:name="P44" style:family="paragraph" style:parent-style-name="Standard">
      <style:text-properties fo:font-weight="normal" officeooo:rsid="002ee64b" officeooo:paragraph-rsid="002ee64b" style:font-weight-asian="normal" style:font-weight-complex="normal"/>
    </style:style>
    <style:style style:name="P45" style:family="paragraph" style:parent-style-name="Standard">
      <style:text-properties fo:font-weight="normal" officeooo:rsid="0031b12b" officeooo:paragraph-rsid="0031b12b" style:font-weight-asian="normal" style:font-weight-complex="normal"/>
    </style:style>
    <style:style style:name="P46" style:family="paragraph" style:parent-style-name="Standard">
      <style:text-properties fo:font-weight="normal" officeooo:rsid="003701b5" officeooo:paragraph-rsid="003701b5" style:font-weight-asian="normal" style:font-weight-complex="normal"/>
    </style:style>
    <style:style style:name="P47" style:family="paragraph" style:parent-style-name="Standard">
      <style:text-properties fo:font-weight="normal" officeooo:rsid="0037260f" officeooo:paragraph-rsid="0037260f" style:font-weight-asian="normal" style:font-weight-complex="normal"/>
    </style:style>
    <style:style style:name="P48" style:family="paragraph" style:parent-style-name="Standard">
      <style:text-properties fo:font-weight="normal" officeooo:rsid="00388858" officeooo:paragraph-rsid="00388858" style:font-weight-asian="normal" style:font-weight-complex="normal"/>
    </style:style>
    <style:style style:name="P49" style:family="paragraph" style:parent-style-name="Standard">
      <style:text-properties fo:font-weight="normal" officeooo:rsid="003d3d7a" officeooo:paragraph-rsid="003d3d7a" style:font-weight-asian="normal" style:font-weight-complex="normal"/>
    </style:style>
    <style:style style:name="P50" style:family="paragraph" style:parent-style-name="Standard">
      <style:text-properties fo:font-weight="normal" officeooo:rsid="003d4df6" officeooo:paragraph-rsid="003d4df6" style:font-weight-asian="normal" style:font-weight-complex="normal"/>
    </style:style>
    <style:style style:name="P51" style:family="paragraph" style:parent-style-name="Standard">
      <style:text-properties fo:font-weight="normal" officeooo:rsid="003ecf0d" officeooo:paragraph-rsid="003ecf0d" style:font-weight-asian="normal" style:font-weight-complex="normal"/>
    </style:style>
    <style:style style:name="P52" style:family="paragraph" style:parent-style-name="Standard">
      <style:text-properties fo:font-weight="normal" officeooo:rsid="00426755" officeooo:paragraph-rsid="00426755" style:font-weight-asian="normal" style:font-weight-complex="normal"/>
    </style:style>
    <style:style style:name="P53" style:family="paragraph" style:parent-style-name="Standard">
      <style:text-properties fo:font-weight="normal" officeooo:rsid="0045e930" officeooo:paragraph-rsid="0045e930" style:font-weight-asian="normal" style:font-weight-complex="normal"/>
    </style:style>
    <style:style style:name="P54" style:family="paragraph" style:parent-style-name="Standard">
      <style:text-properties fo:font-weight="normal" officeooo:rsid="004675f5" officeooo:paragraph-rsid="004675f5" style:font-weight-asian="normal" style:font-weight-complex="normal"/>
    </style:style>
    <style:style style:name="P55" style:family="paragraph" style:parent-style-name="Standard">
      <style:text-properties fo:font-weight="normal" officeooo:rsid="00485a0d" officeooo:paragraph-rsid="00485a0d" style:font-weight-asian="normal" style:font-weight-complex="normal"/>
    </style:style>
    <style:style style:name="P56" style:family="paragraph" style:parent-style-name="Standard">
      <style:text-properties fo:font-weight="normal" officeooo:rsid="004a3bf4" officeooo:paragraph-rsid="004a3bf4" style:font-weight-asian="normal" style:font-weight-complex="normal"/>
    </style:style>
    <style:style style:name="P57" style:family="paragraph" style:parent-style-name="Standard">
      <style:text-properties fo:font-weight="normal" officeooo:rsid="004c462b" officeooo:paragraph-rsid="004c462b" style:font-weight-asian="normal" style:font-weight-complex="normal"/>
    </style:style>
    <style:style style:name="P58" style:family="paragraph" style:parent-style-name="Standard">
      <style:text-properties fo:font-weight="normal" officeooo:rsid="004fd568" officeooo:paragraph-rsid="004fd568" style:font-weight-asian="normal" style:font-weight-complex="normal"/>
    </style:style>
    <style:style style:name="P59" style:family="paragraph" style:parent-style-name="Standard">
      <style:text-properties fo:font-weight="normal" officeooo:rsid="0056c603" officeooo:paragraph-rsid="0056c603" style:font-weight-asian="normal" style:font-weight-complex="normal"/>
    </style:style>
    <style:style style:name="P60" style:family="paragraph" style:parent-style-name="Standard">
      <style:text-properties fo:font-weight="normal" officeooo:rsid="00588c70" officeooo:paragraph-rsid="00588c70" style:font-weight-asian="normal" style:font-weight-complex="normal"/>
    </style:style>
    <style:style style:name="P61" style:family="paragraph" style:parent-style-name="Standard">
      <style:text-properties fo:font-weight="normal" officeooo:rsid="005c1ac5" officeooo:paragraph-rsid="005c1ac5" style:font-weight-asian="normal" style:font-weight-complex="normal"/>
    </style:style>
    <style:style style:name="P62" style:family="paragraph" style:parent-style-name="Standard">
      <style:text-properties fo:font-weight="normal" officeooo:rsid="005f0393" officeooo:paragraph-rsid="005f0393" style:font-weight-asian="normal" style:font-weight-complex="normal"/>
    </style:style>
    <style:style style:name="P63" style:family="paragraph" style:parent-style-name="Standard">
      <style:text-properties fo:font-weight="normal" officeooo:rsid="006304d9" officeooo:paragraph-rsid="006304d9" style:font-weight-asian="normal" style:font-weight-complex="normal"/>
    </style:style>
    <style:style style:name="P64"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65" style:family="paragraph" style:parent-style-name="Standard" style:list-style-name="L1">
      <style:text-properties fo:font-weight="normal" officeooo:rsid="004675f5" officeooo:paragraph-rsid="004675f5" style:font-weight-asian="normal" style:font-weight-complex="normal"/>
    </style:style>
    <style:style style:name="P66" style:family="paragraph" style:parent-style-name="Standard" style:list-style-name="L1">
      <style:text-properties fo:font-weight="normal" officeooo:rsid="0047ed77" officeooo:paragraph-rsid="0047ed77" style:font-weight-asian="normal" style:font-weight-complex="normal"/>
    </style:style>
    <style:style style:name="P67" style:family="paragraph" style:parent-style-name="Standard" style:list-style-name="L1">
      <style:text-properties fo:font-weight="normal" officeooo:rsid="00485a0d" officeooo:paragraph-rsid="00485a0d" style:font-weight-asian="normal" style:font-weight-complex="normal"/>
    </style:style>
    <style:style style:name="P68" style:family="paragraph" style:parent-style-name="Standard">
      <style:text-properties fo:font-weight="normal" officeooo:rsid="00671991" officeooo:paragraph-rsid="00671991" style:font-weight-asian="normal" style:font-weight-complex="normal"/>
    </style:style>
    <style:style style:name="P69" style:family="paragraph" style:parent-style-name="Standard">
      <style:text-properties fo:font-weight="normal" officeooo:rsid="006962c9" officeooo:paragraph-rsid="006962c9" style:font-weight-asian="normal" style:font-weight-complex="normal"/>
    </style:style>
    <style:style style:name="P70" style:family="paragraph" style:parent-style-name="Standard">
      <style:text-properties fo:font-weight="normal" officeooo:rsid="0069e327" officeooo:paragraph-rsid="0069e327" style:font-weight-asian="normal" style:font-weight-complex="normal"/>
    </style:style>
    <style:style style:name="P71" style:family="paragraph" style:parent-style-name="Standard">
      <style:text-properties fo:font-weight="normal" officeooo:rsid="006bd234" officeooo:paragraph-rsid="006bd234" style:font-weight-asian="normal" style:font-weight-complex="normal"/>
    </style:style>
    <style:style style:name="P72" style:family="paragraph" style:parent-style-name="Standard">
      <style:text-properties fo:font-weight="normal" officeooo:rsid="006c69ef" officeooo:paragraph-rsid="006c69ef" style:font-weight-asian="normal" style:font-weight-complex="normal"/>
    </style:style>
    <style:style style:name="P73" style:family="paragraph" style:parent-style-name="Standard">
      <style:text-properties fo:font-weight="bold" officeooo:rsid="006962c9" officeooo:paragraph-rsid="006962c9" style:font-weight-asian="bold" style:font-weight-complex="bold"/>
    </style:style>
    <style:style style:name="P74" style:family="paragraph" style:parent-style-name="Standard">
      <style:text-properties fo:font-weight="bold" officeooo:rsid="0069e327" officeooo:paragraph-rsid="0069e327" style:font-weight-asian="bold" style:font-weight-complex="bold"/>
    </style:style>
    <style:style style:name="P75" style:family="paragraph" style:parent-style-name="Standard">
      <style:text-properties fo:font-weight="bold" officeooo:rsid="006bd234" officeooo:paragraph-rsid="006bd234" style:font-weight-asian="bold" style:font-weight-complex="bold"/>
    </style:style>
    <style:style style:name="P76" style:family="paragraph" style:parent-style-name="Standard">
      <style:text-properties fo:font-weight="bold" officeooo:rsid="006c69ef" officeooo:paragraph-rsid="006c69ef"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style:style style:name="T14" style:family="text">
      <style:text-properties officeooo:rsid="00638a51"/>
    </style:style>
    <style:style style:name="T15" style:family="text">
      <style:text-properties officeooo:rsid="0065aa98"/>
    </style:style>
    <style:style style:name="T16" style:family="text">
      <style:text-properties officeooo:rsid="006d2c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ject Journal</text:p>
      <text:p text:style-name="P1"/>
      <text:p text:style-name="P1"/>
      <text:p text:style-name="P2">Sunday 1<text:span text:style-name="T1">st</text:span> March</text:p>
      <text:p text:style-name="P2"/>
      <text:p text:style-name="P3">1700 – 1830</text:p>
      <text:p text:style-name="P33">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33"/>
      <text:p text:style-name="P3">2100 – 2200 </text:p>
      <text:p text:style-name="P34">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34"/>
      <text:p text:style-name="P4"/>
      <text:p text:style-name="P4">Monday 2<text:span text:style-name="T1">nd</text:span> March</text:p>
      <text:p text:style-name="P4"/>
      <text:p text:style-name="P4">1300 – 1500</text:p>
      <text:p text:style-name="P35">Setup pyCharm. <text:span text:style-name="T3">Fiddled with parameters for subtraction and bounding boxes with unsatisfactory results.</text:span></text:p>
      <text:p text:style-name="P35"/>
      <text:p text:style-name="P5">1600 – 1800</text:p>
      <text:p text:style-name="P36">Fiddled with parameters and found a working example whose parameters I could use to try to improve my own program. This worked reasonably well.</text:p>
      <text:p text:style-name="P36"/>
      <text:p text:style-name="P6">2030 – 2230</text:p>
      <text:p text:style-name="P37">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64"/>
      <text:p text:style-name="P64"/>
      <text:p text:style-name="P7">Tuesday 3<text:span text:style-name="T1">rd</text:span> March</text:p>
      <text:p text:style-name="P7"/>
      <text:p text:style-name="P7">1<text:span text:style-name="T6">10</text:span>0 – 1200</text:p>
      <text:p text:style-name="P39">Writing up centroid tracking class.</text:p>
      <text:p text:style-name="P39"/>
      <text:p text:style-name="P8">1230 – 1400</text:p>
      <text:p text:style-name="P39">Trying to get second monitor to work and writing up centroid tracking class.</text:p>
      <text:p text:style-name="P39"/>
      <text:p text:style-name="P9">2030 – 1000</text:p>
      <text:p text:style-name="P40">Finally got second monitor working. Curse linux. Productivity boost though, woo!</text:p>
      <text:p text:style-name="P10"><text:soft-page-break/>Wednesday 4<text:span text:style-name="T1">th</text:span> March</text:p>
      <text:p text:style-name="P10"/>
      <text:p text:style-name="P11">1100 – 1230</text:p>
      <text:p text:style-name="P42">Understanding centroid algorithm.</text:p>
      <text:p text:style-name="P42"/>
      <text:p text:style-name="P10">1400 – 1530</text:p>
      <text:p text:style-name="P41">Understanding centroid algorithm.</text:p>
      <text:p text:style-name="P41"/>
      <text:p text:style-name="P12">1800 – 1900</text:p>
      <text:p text:style-name="P44">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44"/>
      <text:p text:style-name="P13">Thursday 5<text:span text:style-name="T1">th</text:span> March</text:p>
      <text:p text:style-name="P13"/>
      <text:p text:style-name="P13">1100 – <text:span text:style-name="T9">1300</text:span></text:p>
      <text:p text:style-name="P45">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45"/>
      <text:p text:style-name="P14">1400 – 1600</text:p>
      <text:p text:style-name="P46">Drew up high level design for storing data in csv formatted files.</text:p>
      <text:p text:style-name="P46"/>
      <text:p text:style-name="P15">Saturday 7<text:span text:style-name="T1">th</text:span> March</text:p>
      <text:p text:style-name="P15"/>
      <text:p text:style-name="P15">2100 – 2230</text:p>
      <text:p text:style-name="P48">Implemented object counting using a new TrackableObject class and refined the code a bit by breaking it down into functions.</text:p>
      <text:p text:style-name="P48"/>
      <text:p text:style-name="P16">Sunday 8<text:span text:style-name="T1">th</text:span> March</text:p>
      <text:p text:style-name="P16"/>
      <text:p text:style-name="P16">1115 – 1245</text:p>
      <text:p text:style-name="P49">Started implementing an incomplete solution for speed estimation.</text:p>
      <text:p text:style-name="P49"/>
      <text:p text:style-name="P17">1330 – 1500</text:p>
      <text:p text:style-name="P50">Continued implementing speed estimation.</text:p>
      <text:p text:style-name="P50"/>
      <text:p text:style-name="P18">1930 – 2100</text:p>
      <text:p text:style-name="P51">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51"/>
      <text:p text:style-name="P19">Monday 9<text:span text:style-name="T1">th</text:span> March</text:p>
      <text:p text:style-name="P19"/>
      <text:p text:style-name="P19">1130 – 1330</text:p>
      <text:p text:style-name="P52">Got removal of speeds to work however some centroids don’t show an associated speed for some reason. Also need to get the speeds to start calculating correctly.</text:p>
      <text:p text:style-name="P52"/>
      <text:p text:style-name="P52"/>
      <text:p text:style-name="P52"/>
      <text:p text:style-name="P20"><text:soft-page-break/>1430 – 1<text:span text:style-name="T10">5</text:span>30</text:p>
      <text:p text:style-name="P53">Implemented speed calculation and display. Need to figure out a system of calibration (will refer to pyImageSearch blog).</text:p>
      <text:p text:style-name="P53"/>
      <text:p text:style-name="P21">2100 – 2200</text:p>
      <text:p text:style-name="P54">Calibrating speed estimation. May be that it will not work correctly until the rest of the system is improved. Further, the way in which I’ve done it probably needs a rework, possible fixes:</text:p>
      <text:list xml:id="list222191140" text:style-name="L1">
        <text:list-item>
          <text:p text:style-name="P65">Don’t check speed based on centroid movement, rather centroid average movement of something like this.</text:p>
        </text:list-item>
        <text:list-item>
          <text:p text:style-name="P65">Can only work on measuring in a direction perpedicular to the perspective of the camera.</text:p>
        </text:list-item>
        <text:list-item>
          <text:p text:style-name="P66">May have to implement several checkpoints in a frame where information is captured for speed estimate.</text:p>
        </text:list-item>
        <text:list-item>
          <text:p text:style-name="P67">Need to do more reading on the subject.</text:p>
        </text:list-item>
      </text:list>
      <text:p text:style-name="P55"/>
      <text:p text:style-name="P22">Tuesday 10<text:span text:style-name="T1">th</text:span> March</text:p>
      <text:p text:style-name="P22"/>
      <text:p text:style-name="P22">1300 – 1430 </text:p>
      <text:p text:style-name="P56">Implemented subtractor training method.</text:p>
      <text:p text:style-name="P56"/>
      <text:p text:style-name="P23">1930 – 2030</text:p>
      <text:p text:style-name="P57">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57"/>
      <text:p text:style-name="P24">Wedneday 11<text:span text:style-name="T1">th</text:span> March</text:p>
      <text:p text:style-name="P24"/>
      <text:p text:style-name="P24">0900 – 1100</text:p>
      <text:p text:style-name="P58">Want to make it so that new if new centroids are within a certain threshold of an existing one, then they’re associated with that old one.</text:p>
      <text:p text:style-name="P56"/>
      <text:p text:style-name="P25">11<text:span text:style-name="T12">30</text:span> – 12<text:span text:style-name="T13">00</text:span></text:p>
      <text:p text:style-name="P59">Investigated how to improve spurious centroid problem (vehicles splitting into multiple centroids) and wrote up a structured plan in CherryTree.</text:p>
      <text:p text:style-name="P59"/>
      <text:p text:style-name="P26">1300 – 1500</text:p>
      <text:p text:style-name="P60">Tried improving centroid detectoin by setting thresholds on how far away a centroid can reappear and how close a centroid can be to another without assuming they represent the same object.</text:p>
      <text:p text:style-name="P60"/>
      <text:p text:style-name="P27">Thursday 12<text:span text:style-name="T1">th</text:span> March</text:p>
      <text:p text:style-name="P27"/>
      <text:p text:style-name="P27">1130 – 1300</text:p>
      <text:p text:style-name="P61">Restructing code so that it’s more modular and hence easier to read and debug.</text:p>
      <text:p text:style-name="P61"/>
      <text:p text:style-name="P28">1830 – 2000</text:p>
      <text:p text:style-name="P62">Restructured code by creating CVModule class. </text:p>
      <text:p text:style-name="P30"/>
      <text:p text:style-name="P29">Friday 13<text:span text:style-name="T1">th</text:span> March</text:p>
      <text:p text:style-name="P29"/>
      <text:p text:style-name="P29">1130 – 1330</text:p>
      <text:p text:style-name="P63">Fixed filtering <text:span text:style-name="T14">(and morphology)</text:span> that wasn’t implemented. <text:span text:style-name="T15">Changed bounding box filtering to be by width and height not area.</text:span></text:p>
      <text:p text:style-name="P63"/>
      <text:p text:style-name="P31"><text:soft-page-break/>1530 – 1700</text:p>
      <text:p text:style-name="P68">Configuring raspi and testing program on it.</text:p>
      <text:p text:style-name="P68"/>
      <text:p text:style-name="P73">Monday 16<text:span text:style-name="T1">th</text:span> March</text:p>
      <text:p text:style-name="P73"/>
      <text:p text:style-name="P73">1700 – 1800</text:p>
      <text:p text:style-name="P69">Clean install on RPI</text:p>
      <text:p text:style-name="P69"/>
      <text:p text:style-name="P73">Tuesday 17<text:span text:style-name="T1">th</text:span> March</text:p>
      <text:p text:style-name="P73"/>
      <text:p text:style-name="P74">1000 – 1200</text:p>
      <text:p text:style-name="P70">Configure the RPI</text:p>
      <text:p text:style-name="P70"/>
      <text:p text:style-name="P74">1830 - 2030</text:p>
      <text:p text:style-name="P70">Installed OpenCV on RPI</text:p>
      <text:p text:style-name="P70"/>
      <text:p text:style-name="P75">Wednesday 18<text:span text:style-name="T1">th</text:span> March</text:p>
      <text:p text:style-name="P75"/>
      <text:p text:style-name="P76">1130 – 1200</text:p>
      <text:p text:style-name="P71">Got system running on RPI</text:p>
      <text:p text:style-name="P71"/>
      <text:p text:style-name="P76">1230 – 1430</text:p>
      <text:p text:style-name="P72">Sped runtime up by reducing video resolution. <text:span text:style-name="T16">Currently taking 38 second to process 25 seconds of video. </text:span></text:p>
      <text:p text:style-name="P71"/>
      <text:p text:style-name="P71"/>
      <text:p text:style-name="P25"/>
      <text:p text:style-name="P56"/>
      <text:p text:style-name="P47"/>
      <text:p text:style-name="P41"/>
      <text:p text:style-name="P43"/>
      <text:p text:style-name="P41"/>
      <text:p text:style-name="P41"><text:tab/></text:p>
      <text:p text:style-name="P7"/>
      <text:p text:style-name="P38"/>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18T14:14:00.499157647</dc:date>
    <meta:editing-duration>P1DT16H56M54S</meta:editing-duration>
    <meta:editing-cycles>83</meta:editing-cycles>
    <meta:generator>LibreOffice/6.0.7.3$Linux_X86_64 LibreOffice_project/00m0$Build-3</meta:generator>
    <meta:document-statistic meta:table-count="0" meta:image-count="0" meta:object-count="0" meta:page-count="4" meta:paragraph-count="89" meta:word-count="1015" meta:character-count="6284" meta:non-whitespace-character-count="5321"/>
  </office:meta>
</office:document-meta>
</file>